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A0000041485392C6F4B6008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style:writing-mode="page"/>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P1" style:family="paragraph" style:parent-style-name="Table_20_Contents">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Table_20_Contents">
      <style:text-properties fo:color="#464453" fo:font-size="11pt" style:font-size-asian="11pt" style:font-size-complex="11pt"/>
    </style:style>
    <style:style style:name="P11" style:family="paragraph" style:parent-style-name="Table_20_Contents">
      <style:paragraph-properties fo:text-align="end" style:justify-single-word="false"/>
      <style:text-properties fo:color="#464453" fo:font-size="10pt" style:font-size-asian="10pt" style:font-size-complex="10pt"/>
    </style:style>
    <style:style style:name="P12" style:family="paragraph" style:parent-style-name="Heading_20_2">
      <style:text-properties fo:language="en" fo:country="US"/>
    </style:style>
    <style:style style:name="P13" style:family="paragraph" style:parent-style-name="Heading_20_2">
      <style:paragraph-properties fo:break-before="page"/>
      <style:text-properties fo:language="en" fo:country="US"/>
    </style:style>
    <style:style style:name="P14" style:family="paragraph" style:parent-style-name="Heading_20_1">
      <style:paragraph-properties fo:break-before="page"/>
      <style:text-properties fo:language="en" fo:country="US"/>
    </style:style>
    <style:style style:name="T1" style:family="text">
      <style:text-properties fo:color="#000000" style:font-name="Liberation Serif"/>
    </style:style>
    <style:style style:name="T2" style:family="text">
      <style:text-properties text:display="none"/>
    </style:style>
    <style:style style:name="fr1" style:family="graphic" style:parent-style-name="Frame">
      <style:graphic-properties fo:margin-left="0cm" fo:margin-right="0cm" fo:margin-top="0cm" fo:margin-bottom="0cm" style:run-through="foreground" style:wrap="right"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2.393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4" text:outline-level="1">Characters</text:h>
      <text:h text:style-name="P12" text:outline-level="2">Sophie Hatter</text:h>
      <text:p text:style-name="P2"><draw:frame draw:style-name="fr5" draw:name="immagini3" text:anchor-type="paragraph" svg:x="9.417cm" svg:y="-0.081cm" svg:width="9.499cm" svg:height="8.497cm" draw:z-index="16"><draw:image xlink:href="../../Resources/Characters/Sophie%20Hatter/Interpersonal%20Circumplex%20Behavior%20Sophie.png" xlink:type="simple" xlink:show="embed" xlink:actuate="onLoad" loext:mime-type="image/png"/></draw:frame><draw:frame draw:style-name="fr1" draw:name="Frame2" text:anchor-type="paragraph" svg:width="5.001cm" draw:z-index="1"><draw:text-box fo:min-height="5.001cm"><text:p text:style-name="Caption"><draw:frame draw:style-name="fr6" draw:name="Immagine3" text:anchor-type="as-char" svg:width="5.001cm" style:rel-width="100%" svg:height="5.001cm" style:rel-height="scale" draw:z-index="23"><draw:image xlink:href="../../Resources/Characters/Sophie%20Hatter/sophie%20hatter.jpg" xlink:type="simple" xlink:show="embed" xlink:actuate="onLoad" loext:mime-type="image/jpeg"/></draw:frame><text:span text:style-name="T2"><text:line-break/></text:span>© 2004 Studio Ghibli</text:p></draw:text-box></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2">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able:table table:name="Table2" table:style-name="Table2">
        <table:table-column table:style-name="Table2.A"/>
        <table:table-row>
          <table:table-cell table:style-name="Table2.A1" office:value-type="string">
            <text:p text:style-name="P1"><draw:frame draw:style-name="fr7" draw:name="Immagine13" text:anchor-type="as-char" svg:y="-0.572cm" svg:width="15.24cm" svg:height="9.999cm" draw:z-index="19"><draw:image xlink:href="../../Resources/Characters/Sophie%20Hatter/Sophie%20Interpersonal%20Circumplex.png" xlink:type="simple" xlink:show="embed" xlink:actuate="onLoad" loext:mime-type="image/png"/></draw:frame></text:p>
          </table:table-cell>
        </table:table-row>
        <text:soft-page-break/>
        <table:table-row>
          <table:table-cell table:style-name="Table2.A1" office:value-type="string">
            <text:p text:style-name="Table_20_Contents"><draw:frame draw:style-name="fr2" draw:name="Frame1" text:anchor-type="paragraph" svg:width="19.001cm" draw:z-index="18"><draw:text-box fo:min-height="19.796cm"><text:p text:style-name="Picture"><draw:frame draw:style-name="fr6" draw:name="Image1" text:anchor-type="as-char" svg:width="19.001cm" style:rel-width="100%" svg:height="19.796cm" style:rel-height="scale" draw:z-index="20"><draw:image xlink:href="Pictures/10000201000003EA0000041485392C6F4B6008F9.png" xlink:type="simple" xlink:show="embed" xlink:actuate="onLoad" loext:mime-type="image/png"/></draw:frame><text:span text:style-name="T2"><text:line-break/></text:span>Picture <text:sequence text:ref-name="refPicture0" text:name="Picture" text:formula="ooow:Picture+1" style:num-format="1">1</text:sequence>: Sophie’s circumplex</text:p></draw:text-box></draw:frame></text:p>
          </table:table-cell>
        </table:table-row>
      </table:table>
      <text:p text:style-name="P5"/>
      <text:p text:style-name="P7"/>
      <text:p text:style-name="Standard"/>
      <text:h text:style-name="P13" text:outline-level="2">Howl</text:h>
      <text:p text:style-name="P2"><draw:frame draw:style-name="fr1" draw:name="Frame3" text:anchor-type="paragraph" svg:width="5.001cm" draw:z-index="2"><draw:text-box fo:min-height="5.001cm"><text:p text:style-name="Caption"><draw:frame draw:style-name="fr6" draw:name="Immagine4" text:anchor-type="as-char" svg:width="5.001cm" style:rel-width="100%" svg:height="5.001cm" style:rel-height="scale" draw:z-index="21"><draw:image xlink:href="../../Resources/Characters/Howl%20Jenkins%20Pendragon/Howl%20Jenkins%20Pendragon.jpg" xlink:type="simple" xlink:show="embed" xlink:actuate="onLoad" loext:mime-type="image/jpeg"/></draw:frame><text:span text:style-name="T2"><text:line-break/></text:span>© 2004 Studio Ghibli</text:p></draw:text-box></draw:frame>Howl is a powerful wizard, he is in love with Sophie and is the owner of the moving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aspect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2">Howl recalls that time when his apprentice mate (Layton) tried to steal Calcifer from him while they were still studying at Suliman’s. Layton decided to make him fall in love by transforming himself in a woman (Carla), in this way he would have get to know his weaknesses. However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3"><draw:frame draw:style-name="fr8" draw:name="Immagine14" text:anchor-type="as-char" svg:width="15.109cm" svg:height="11.591cm" draw:z-index="0"><draw:image xlink:href="../../Resources/Characters/Howl%20Jenkins%20Pendragon/Howl%20Interpersonal%20Circumplex.png" xlink:type="simple" xlink:show="embed" xlink:actuate="onLoad" loext:mime-type="image/png"/></draw:frame></text:p>
      <text:h text:style-name="P13" text:outline-level="2">Orphan child</text:h>
      <text:p text:style-name="P2"><draw:frame draw:style-name="fr3" draw:name="Frame12" text:anchor-type="paragraph" svg:x="-0.007cm" svg:y="0.053cm" svg:width="5.249cm" draw:z-index="17"><draw:text-box fo:min-height="5.02cm"><text:p text:style-name="Caption"><draw:frame draw:style-name="fr9" draw:name="Immagine25" text:anchor-type="as-char" svg:width="5.249cm" style:rel-width="100%" svg:height="5.02cm" style:rel-height="scale" draw:z-index="22"><draw:image xlink:href="../../Resources/Characters/Orphan%20child/Orphan%20child2.jpg" xlink:type="simple" xlink:show="embed" xlink:actuate="onLoad" loext:mime-type="image/jpeg"/></draw:frame><text:span text:style-name="T2"><text:line-break/></text:span>© 2004 Akira Amano</text:p></draw:text-box></draw:frame>The orphan child is extremely cheerful and lively, but at the same time almost dumb and without memory. He follows Ben everywhere he goes, sometimes even without his permission. Aesthetically remembers Howl, but it is very dirty, and his eyes and hair are brown (they were colored with magic).</text:p>
      <text:p text:style-name="P2">After freeing King Beuron in the capital of Radme, Howl (still adult) proceeds to Layton’s fortress. But Layton is waiting for him in the swamp, where after a long battle he uses a powerful spell to extract from Howl a liquid that he calls experience. After that Howl, transformed into a child, is thrown into the river, where Layton believes he is drowning. Instead he survived dragged by the current to Cal, where Ben will rescue him from the water.</text:p>
      <text:p text:style-name="P5"/>
      <text:p text:style-name="P5"/>
      <text:p text:style-name="P5"/>
      <text:p text:style-name="P6"><draw:frame draw:style-name="fr8" draw:name="Image4" text:anchor-type="as-char" svg:width="15.109cm" svg:height="11.591cm" draw:z-index="24"><draw:image xlink:href="../../Resources/Characters/Orphan%20child/Orphan%20child%20Interpersonal%20Circumplex.png" xlink:type="simple" xlink:show="embed" xlink:actuate="onLoad" loext:mime-type="image/png"/></draw:frame></text:p>
      <text:h text:style-name="P13" text:outline-level="2">Layton</text:h>
      <text:p text:style-name="P2"><draw:frame draw:style-name="fr10" draw:name="immagini4" text:anchor-type="paragraph" svg:x="8.428cm" svg:y="0.173cm" svg:width="10.455cm" svg:height="8.303cm" draw:z-index="15"><draw:image xlink:href="../../Resources/Characters/Layton/Layton%20%20Before%20Interpersonal%20Circumplex.png" xlink:type="simple" xlink:show="embed" xlink:actuate="onLoad" loext:mime-type="image/png"/></draw:frame><draw:frame draw:style-name="fr1" draw:name="Frame4" text:anchor-type="paragraph" svg:width="5.001cm" draw:z-index="4"><draw:text-box fo:min-height="5.001cm"><text:p text:style-name="Caption"><draw:frame draw:style-name="fr6" draw:name="Immagine5" text:anchor-type="as-char" svg:width="5.001cm" style:rel-width="100%" svg:height="5.001cm" style:rel-height="scale" draw:z-index="25"><draw:image xlink:href="../../Resources/Characters/Layton/Young%20Layton/layton.png" xlink:type="simple" xlink:show="embed" xlink:actuate="onLoad" loext:mime-type="image/png"/></draw:frame><text:span text:style-name="T2"><text:line-break/></text:span>© 2002 Masashi Kishimoto</text:p></draw:text-box></draw:frame>Egocentric and maniacal, Layton has developed a symbiotic bond with the slime of the spirits that Howl produces, which allows him to control them, spreading despair on everything that crosses his path. He intends to take revenge on Howl, for the humiliation of being defeated and for the cruel way he was punished, and on Suliman, for preferring Howl om him despite his power was certainly hiding a misconduct or a big fortune.</text:p>
      <text:p text:style-name="P2">Layton, in fact, was Suliman’s apprentice, and he had great admiration for her. He cared a lot about her opinion about him, and the arrival of Howl and his rapid progress in the magical arts did not bother him because of his advanced experience. When Howl suddenly reached his abilities, he decided to investigate moved by envy. He learned about the existence of Calcifer and tried to steal it pretending to be a charming girl. Howl was so deeply infatuated with the image created by the magician that he released umpteen demons of despair once the deception was revealed. Defeated Layton, Howl secretly exiled him in a small magical urn, filling it for further punishment with the powerful evoked spirits. During this imprisonment, however, Layton has learned how to control the spirits becoming powerful beyond all expectations.</text:p>
      <text:p text:style-name="P3"><draw:frame draw:style-name="fr11" draw:name="immagini2" text:anchor-type="as-char" svg:width="15.901cm" svg:height="11.589cm" draw:z-index="3"><draw:image xlink:href="../../Resources/Characters/Layton/Layton%20After%20Interpersonal%20Circumplex.png" xlink:type="simple" xlink:show="embed" xlink:actuate="onLoad" loext:mime-type="image/png"/></draw:frame></text:p>
      <text:h text:style-name="P13" text:outline-level="2">Madame Suliman</text:h>
      <text:p text:style-name="P2"><draw:frame draw:style-name="fr1" draw:name="Frame5" text:anchor-type="paragraph" svg:width="5.001cm" draw:z-index="8"><draw:text-box fo:min-height="5.001cm"><text:p text:style-name="Caption"><draw:frame draw:style-name="fr6" draw:name="Immagine6" text:anchor-type="as-char" svg:width="5.001cm" style:rel-width="100%" svg:height="5.001cm" style:rel-height="scale" draw:z-index="26"><draw:image xlink:href="../../Resources/Characters/Madame%20Suliman/Madame%20Suliman.jpg" xlink:type="simple" xlink:show="embed" xlink:actuate="onLoad" loext:mime-type="image/jpeg"/></draw:frame><text:span text:style-name="T2"><text:line-break/></text:span>© 2004 Studio Ghibli</text:p></draw:text-box></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P2">She does not know that Layton has merged with the spirits of despair after having fought with Howl and must accept his disappearance. She searched the parts of Heen for a long time to reassemble the body of Ingary's best soldier. So is aware of several places where parts of Heen may have been spotted, even in Radme.</text:p>
      <text:p text:style-name="P3"><draw:frame draw:style-name="fr8" draw:name="Immagine17" text:anchor-type="as-char" svg:width="15.109cm" svg:height="11.591cm" draw:z-index="27"><draw:image xlink:href="../../Resources/Characters/Madame%20Suliman/Suliman%20Interpersonal%20Circumplex.png" xlink:type="simple" xlink:show="embed" xlink:actuate="onLoad" loext:mime-type="image/png"/></draw:frame></text:p>
      <text:h text:style-name="P13" text:outline-level="2">Calcifer</text:h>
      <text:p text:style-name="P2"><draw:frame draw:style-name="fr1" draw:name="Frame6" text:anchor-type="paragraph" svg:width="5.001cm" draw:z-index="9"><draw:text-box fo:min-height="5.001cm"><text:p text:style-name="Caption"><draw:frame draw:style-name="fr6" draw:name="Immagine8" text:anchor-type="as-char" svg:width="5.001cm" style:rel-width="100%" svg:height="5.001cm" style:rel-height="scale" draw:z-index="29"><draw:image xlink:href="../../Resources/Characters/Calcifer/Calcifer.png" xlink:type="simple" xlink:show="embed" xlink:actuate="onLoad" loext:mime-type="image/png"/></draw:frame><text:span text:style-name="T2"><text:line-break/></text:span>© 2004 Studio Ghibli</text:p></draw:text-box></draw:frame>Calcifer is a young and powerful fire demon, freed by the magical power of Sophie. Now it is extremely autonomous and can move on its liking. He is able to amplify the magical power of mages with whom it has a deep bond. He often moves inside an exoskeleton, such as an enchanted armor made with the help of Suliman, which allows him to disguise himself among the people. It is capricious and easily complains, but it is also very determined, and has a profound knowledge of all that is magical.</text:p>
      <text:p text:style-name="P2">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P2">Since he was freed from the contract, Calcifer is even more tied to his friends, and hardly spends a day away from them. Since the castle has expanded, he travels to the most exotic places.</text:p>
      <text:p text:style-name="P6"><draw:frame draw:style-name="fr8" draw:name="Immagine18" text:anchor-type="as-char" svg:width="13cm" svg:height="9.999cm" draw:z-index="28"><draw:image xlink:href="../../Resources/Characters/Calcifer/Calcifer%20Interpersonal%20Circumplex.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1"><draw:frame draw:style-name="fr4" draw:name="Frame13" text:anchor-type="as-char" svg:width="5.36cm" draw:z-index="30"><draw:text-box fo:min-height="7.84cm"><text:p text:style-name="Picture"><draw:frame draw:style-name="fr6" draw:name="Image2" text:anchor-type="as-char" svg:width="5.36cm" style:rel-width="100%" svg:height="7.84cm" style:rel-height="scale" draw:z-index="31"><draw:image xlink:href="../../Resources/Characters/Calcifer/Calcifer_Armour_TotalBody.jpg" xlink:type="simple" xlink:show="embed" xlink:actuate="onLoad" loext:mime-type="image/jpeg"/></draw:frame><text:span text:style-name="T2"><text:line-break/></text:span>Picture <text:sequence text:ref-name="refPicture1" text:name="Picture" text:formula="ooow:Picture+1" style:num-format="1">2</text:sequence>: Calcifer armor</text:p></draw:text-box></draw:frame></text:p>
          </table:table-cell>
          <table:table-cell table:style-name="Table1.A1" office:value-type="string">
            <text:p text:style-name="P1"><draw:frame draw:style-name="fr4" draw:name="Frame14" text:anchor-type="as-char" svg:width="6.44cm" draw:z-index="32"><draw:text-box fo:min-height="6.001cm"><text:p text:style-name="Picture"><draw:frame draw:style-name="fr6" draw:name="Image3" text:anchor-type="as-char" svg:width="6.44cm" style:rel-width="100%" svg:height="6.001cm" style:rel-height="scale" draw:z-index="33"><draw:image xlink:href="../../Resources/Characters/Calcifer/Calcifer_Armour_CloseUp.jpg" xlink:type="simple" xlink:show="embed" xlink:actuate="onLoad" loext:mime-type="image/jpeg"/></draw:frame><text:span text:style-name="T2"><text:line-break/></text:span>Picture <text:sequence text:ref-name="refPicture2" text:name="Picture" text:formula="ooow:Picture+1" style:num-format="1">3</text:sequence>: Calcifer armor: head detail</text:p></draw:text-box></draw:frame></text:p>
          </table:table-cell>
        </table:table-row>
      </table:table>
      <text:h text:style-name="P12" text:outline-level="2"><text:soft-page-break/>Heen</text:h>
      <text:p text:style-name="P2"><draw:frame draw:style-name="fr1" draw:name="Frame7" text:anchor-type="paragraph" svg:width="5.001cm" draw:z-index="10"><draw:text-box fo:min-height="5.001cm"><text:p text:style-name="Caption"><draw:frame draw:style-name="fr6" draw:name="Immagine9" text:anchor-type="as-char" svg:width="5.001cm" style:rel-width="100%" svg:height="5.001cm" style:rel-height="scale" draw:z-index="34"><draw:image xlink:href="../../Resources/Characters/Heen/Heen.jpg" xlink:type="simple" xlink:show="embed" xlink:actuate="onLoad" loext:mime-type="image/jpeg"/></draw:frame><text:span text:style-name="T2"><text:line-break/></text:span>© 2004 Studio Ghibli</text:p></draw:text-box></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2">Heen is actually the greatest warrior of Ingary, who years ago was cursed by the Witch of the Waste, and teared apart in different parts. Although Heen remains the most important part of the body, his other parts have been sold or lost by the Witch over the years. Suliman has been rowing for years to reassemble him but she is too sick for a mission like that and had little success.</text:p>
      <text:p text:style-name="P3"><draw:frame draw:style-name="fr8" draw:name="Immagine19" text:anchor-type="as-char" svg:width="15.109cm" svg:height="11.591cm" draw:z-index="35"><draw:image xlink:href="../../Resources/Characters/Heen/Heen%20Interpersonal%20Circumplex.png" xlink:type="simple" xlink:show="embed" xlink:actuate="onLoad" loext:mime-type="image/png"/></draw:frame></text:p>
      <text:h text:style-name="P13" text:outline-level="2">King Beuron</text:h>
      <text:p text:style-name="P2"><draw:frame draw:style-name="fr3" draw:name="Frame8" text:anchor-type="paragraph" svg:x="-0.011cm" svg:y="-0.018cm" svg:width="5.794cm" draw:z-index="14"><draw:text-box fo:min-height="5.493cm"><text:p text:style-name="Caption"><draw:frame draw:style-name="fr6" draw:name="Immagine26" text:anchor-type="as-char" svg:width="5.794cm" style:rel-width="100%" svg:height="5.493cm" style:rel-height="scale" draw:z-index="36"><draw:image xlink:href="../../Resources/Characters/King%20Beuron/King%20Beuron.png" xlink:type="simple" xlink:show="embed" xlink:actuate="onLoad" loext:mime-type="image/png"/></draw:frame><text:span text:style-name="T2"><text:line-break/></text:span>© 1997 Eiichiro Oda</text:p></draw:text-box></draw:frame>Beuron is the King of Radme, his castle is on the main hill of Cal. 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2">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6"><draw:frame draw:style-name="fr12" draw:name="immagini1" text:anchor-type="as-char" svg:y="0cm" svg:width="15.108cm" svg:height="11.589cm" draw:z-index="37"><draw:image xlink:href="../../Resources/Characters/King%20Beuron/King%20Beuron%20Interpersonal%20Circumplex.png" xlink:type="simple" xlink:show="embed" xlink:actuate="onLoad" loext:mime-type="image/png"/></draw:frame></text:p>
      <text:h text:style-name="P13" text:outline-level="2">Ben</text:h>
      <text:p text:style-name="P2"><draw:frame draw:style-name="fr1" draw:name="Frame9" text:anchor-type="paragraph" svg:width="5.001cm" draw:z-index="13"><draw:text-box fo:min-height="5.001cm"><text:p text:style-name="Caption"><draw:frame draw:style-name="fr6" draw:name="Immagine23" text:anchor-type="as-char" svg:width="5.001cm" style:rel-width="100%" svg:height="5.001cm" style:rel-height="scale" draw:z-index="38"><draw:image xlink:href="../../Resources/Characters/Ben/Ben%20sq.png" xlink:type="simple" xlink:show="embed" xlink:actuate="onLoad" loext:mime-type="image/png"/></draw:frame><text:span text:style-name="T2"><text:line-break/></text:span>© 2009 Isayama Hajime</text:p></draw:text-box></draw:frame>F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he emanates. When he is in the condition to do so, he leads a revolt to drive away the spirits from Cal.</text:p>
      <text:p text:style-name="P2">Trained by the best masters of Radme at the behest of the King himself, who saw his potential, Ben always proved to be virtuous and honest, helping the weak with great modesty.</text:p>
      <text:p text:style-name="P4"><draw:frame draw:style-name="fr8" draw:name="Immagine15" text:anchor-type="as-char" svg:width="14.561cm" svg:height="10.612cm" draw:z-index="5"><draw:image xlink:href="../../Resources/Characters/Ben/Ben%20Interpersonal%20Circumplex.png" xlink:type="simple" xlink:show="embed" xlink:actuate="onLoad" loext:mime-type="image/png"/></draw:frame></text:p>
      <text:h text:style-name="P13" text:outline-level="2">Markl</text:h>
      <text:p text:style-name="P2"><draw:frame draw:style-name="fr1" draw:name="Frame10" text:anchor-type="paragraph" svg:width="5.001cm" draw:z-index="11"><draw:text-box fo:min-height="5.001cm"><text:p text:style-name="Caption"><draw:frame draw:style-name="fr6" draw:name="Immagine10" text:anchor-type="as-char" svg:width="5.001cm" style:rel-width="100%" svg:height="5.001cm" style:rel-height="scale" draw:z-index="39"><draw:image xlink:href="../../Resources/Characters/Markl/Markl.jpg" xlink:type="simple" xlink:show="embed" xlink:actuate="onLoad" loext:mime-type="image/jpeg"/></draw:frame><text:span text:style-name="T2"><text:line-break/></text:span>© 2004 Studio Ghibli</text:p></draw:text-box></draw:frame>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3"><draw:frame draw:style-name="fr8" draw:name="Immagine20" text:anchor-type="as-char" svg:width="15.109cm" svg:height="11.591cm" draw:z-index="6"><draw:image xlink:href="../../Resources/Characters/Markl/Markl%20Interpersonal%20Circumplex.png" xlink:type="simple" xlink:show="embed" xlink:actuate="onLoad" loext:mime-type="image/png"/></draw:frame></text:p>
      <text:h text:style-name="P13" text:outline-level="2">Witch of the Waste</text:h>
      <text:p text:style-name="P2"><draw:frame draw:style-name="fr1" draw:name="Frame11" text:anchor-type="paragraph" svg:width="5.001cm" draw:z-index="12"><draw:text-box fo:min-height="5.001cm"><text:p text:style-name="Caption"><draw:frame draw:style-name="fr6" draw:name="Immagine11" text:anchor-type="as-char" svg:width="5.001cm" style:rel-width="100%" svg:height="5.001cm" style:rel-height="scale" draw:z-index="40"><draw:image xlink:href="../../Resources/Characters/Witch%20of%20the%20Waste/Witch%20of%20the%20Waste.jpg" xlink:type="simple" xlink:show="embed" xlink:actuate="onLoad" loext:mime-type="image/jpeg"/></draw:frame><text:span text:style-name="T2"><text:line-break/></text:span>© 2004 Studio Ghibli</text:p></draw:text-box></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 Suliman gave her a magic stick, which allows her to keep up with the team</text:p>
      <text:p text:style-name="P2">She does not remember where she lost or who bought the parts of Heen, but often a small incentive is enough to start recalling. Helps the group as an odd counselor.</text:p>
      <text:p text:style-name="P2">The most powerful and arcane spell that the witch has ever performed allowed her to form a puzzle with parts of Ingary’s most powerful warrior (Heen), obtaining a prodigious object from each. Unfortunately, over the years she has lost or sold them all.</text:p>
      <text:p text:style-name="P3"><draw:frame draw:style-name="fr8" draw:name="Immagine21" text:anchor-type="as-char" svg:width="16.14cm" svg:height="11.589cm" draw:z-index="7"><draw:image xlink:href="../../Resources/Characters/Witch%20of%20the%20Waste/The%20Witch%20of%20the%20Waste%20Interpersonal%20Circumplex.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1-27T18:40:49.080000000</dc:date>
    <meta:editing-duration>PT59M2S</meta:editing-duration>
    <meta:editing-cycles>49</meta:editing-cycles>
    <meta:generator>LibreOffice/6.1.2.1$Windows_X86_64 LibreOffice_project/65905a128db06ba48db947242809d14d3f9a93fe</meta:generator>
    <dc:creator>Michele Maione</dc:creator>
    <meta:document-statistic meta:table-count="3" meta:image-count="27" meta:object-count="0" meta:page-count="12" meta:paragraph-count="64" meta:word-count="1842" meta:character-count="10348" meta:non-whitespace-character-count="8558"/>
    <meta:template xlink:type="simple" xlink:actuate="onRequest" xlink:title="" xlink:href="../MasterGameDesignDocument.odm" meta:date="2018-11-27T18:39:37.842000000"/>
  </office:meta>
</office:document-meta>
</file>